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9e33" officeooo:paragraph-rsid="00199e33"/>
    </style:style>
    <style:style style:name="P2" style:family="paragraph" style:parent-style-name="Standard">
      <style:text-properties officeooo:rsid="00199e33" officeooo:paragraph-rsid="003fcb17"/>
    </style:style>
    <style:style style:name="P3" style:family="paragraph" style:parent-style-name="Standard">
      <style:text-properties officeooo:rsid="001a1844" officeooo:paragraph-rsid="001a1844"/>
    </style:style>
    <style:style style:name="P4" style:family="paragraph" style:parent-style-name="Standard">
      <style:text-properties fo:font-weight="bold" officeooo:rsid="001a40e5" officeooo:paragraph-rsid="001a40e5" style:font-weight-asian="bold" style:font-weight-complex="bold"/>
    </style:style>
    <style:style style:name="P5" style:family="paragraph" style:parent-style-name="Standard">
      <style:text-properties fo:font-weight="bold" officeooo:rsid="00230d19" officeooo:paragraph-rsid="00230d19" style:font-weight-asian="bold" style:font-weight-complex="bold"/>
    </style:style>
    <style:style style:name="P6" style:family="paragraph" style:parent-style-name="Standard">
      <style:text-properties fo:font-weight="bold" officeooo:rsid="00261557" officeooo:paragraph-rsid="00261557" style:font-weight-asian="bold" style:font-weight-complex="bold"/>
    </style:style>
    <style:style style:name="P7" style:family="paragraph" style:parent-style-name="Standard">
      <style:text-properties fo:font-weight="bold" officeooo:rsid="002b5cb0" officeooo:paragraph-rsid="002b5cb0" style:font-weight-asian="bold" style:font-weight-complex="bold"/>
    </style:style>
    <style:style style:name="P8" style:family="paragraph" style:parent-style-name="Standard">
      <style:text-properties fo:font-weight="bold" officeooo:rsid="002f348a" officeooo:paragraph-rsid="002f348a" style:font-weight-asian="bold" style:font-weight-complex="bold"/>
    </style:style>
    <style:style style:name="P9" style:family="paragraph" style:parent-style-name="Standard">
      <style:text-properties fo:font-weight="bold" officeooo:rsid="003893db" officeooo:paragraph-rsid="003893db" style:font-weight-asian="bold" style:font-weight-complex="bold"/>
    </style:style>
    <style:style style:name="P10" style:family="paragraph" style:parent-style-name="Standard">
      <style:text-properties fo:font-weight="bold" officeooo:rsid="003cef2f" officeooo:paragraph-rsid="003cef2f" style:font-weight-asian="bold" style:font-weight-complex="bold"/>
    </style:style>
    <style:style style:name="P11" style:family="paragraph" style:parent-style-name="Standard">
      <style:text-properties fo:font-weight="normal" officeooo:rsid="001a40e5" officeooo:paragraph-rsid="001a40e5" style:font-weight-asian="normal" style:font-weight-complex="normal"/>
    </style:style>
    <style:style style:name="P12" style:family="paragraph" style:parent-style-name="Standard">
      <style:text-properties fo:font-weight="normal" officeooo:rsid="001a40e5" officeooo:paragraph-rsid="00419751" style:font-weight-asian="normal" style:font-weight-complex="normal"/>
    </style:style>
    <style:style style:name="P13" style:family="paragraph" style:parent-style-name="Standard">
      <style:text-properties fo:font-weight="normal" officeooo:rsid="001ea91f" officeooo:paragraph-rsid="001ea91f" style:font-weight-asian="normal" style:font-weight-complex="normal"/>
    </style:style>
    <style:style style:name="P14" style:family="paragraph" style:parent-style-name="Standard">
      <style:text-properties fo:font-weight="normal" officeooo:rsid="002260df" officeooo:paragraph-rsid="002260df" style:font-weight-asian="normal" style:font-weight-complex="normal"/>
    </style:style>
    <style:style style:name="P15" style:family="paragraph" style:parent-style-name="Standard">
      <style:text-properties fo:font-weight="normal" officeooo:rsid="002260df" officeooo:paragraph-rsid="001ea91f" style:font-weight-asian="normal" style:font-weight-complex="normal"/>
    </style:style>
    <style:style style:name="P16" style:family="paragraph" style:parent-style-name="Standard">
      <style:text-properties fo:font-weight="normal" officeooo:rsid="00230d19" officeooo:paragraph-rsid="00230d19" style:font-weight-asian="normal" style:font-weight-complex="normal"/>
    </style:style>
    <style:style style:name="P17" style:family="paragraph" style:parent-style-name="Standard">
      <style:text-properties fo:font-weight="normal" officeooo:rsid="00242d0e" officeooo:paragraph-rsid="00242d0e" style:font-weight-asian="normal" style:font-weight-complex="normal"/>
    </style:style>
    <style:style style:name="P18" style:family="paragraph" style:parent-style-name="Standard">
      <style:text-properties fo:font-weight="normal" officeooo:rsid="0025c441" officeooo:paragraph-rsid="0025c441" style:font-weight-asian="normal" style:font-weight-complex="normal"/>
    </style:style>
    <style:style style:name="P19" style:family="paragraph" style:parent-style-name="Standard">
      <style:text-properties fo:font-weight="normal" officeooo:rsid="00261557" officeooo:paragraph-rsid="00261557" style:font-weight-asian="normal" style:font-weight-complex="normal"/>
    </style:style>
    <style:style style:name="P20" style:family="paragraph" style:parent-style-name="Standard">
      <style:text-properties fo:font-weight="normal" officeooo:rsid="0027c523" officeooo:paragraph-rsid="0027c523" style:font-weight-asian="normal" style:font-weight-complex="normal"/>
    </style:style>
    <style:style style:name="P21" style:family="paragraph" style:parent-style-name="Standard">
      <style:text-properties fo:font-weight="normal" officeooo:rsid="0027c523" officeooo:paragraph-rsid="00290920" style:font-weight-asian="normal" style:font-weight-complex="normal"/>
    </style:style>
    <style:style style:name="P22" style:family="paragraph" style:parent-style-name="Standard">
      <style:text-properties fo:font-weight="normal" officeooo:rsid="002249ae" officeooo:paragraph-rsid="001a40e5" style:font-weight-asian="normal" style:font-weight-complex="normal"/>
    </style:style>
    <style:style style:name="P23" style:family="paragraph" style:parent-style-name="Standard">
      <style:text-properties fo:font-weight="normal" officeooo:rsid="00290920" officeooo:paragraph-rsid="00290920" style:font-weight-asian="normal" style:font-weight-complex="normal"/>
    </style:style>
    <style:style style:name="P24" style:family="paragraph" style:parent-style-name="Standard">
      <style:text-properties fo:font-weight="normal" officeooo:rsid="002ad76e" officeooo:paragraph-rsid="002ad76e" style:font-weight-asian="normal" style:font-weight-complex="normal"/>
    </style:style>
    <style:style style:name="P25" style:family="paragraph" style:parent-style-name="Standard">
      <style:text-properties fo:font-weight="normal" officeooo:rsid="002b5cb0" officeooo:paragraph-rsid="002b5cb0" style:font-weight-asian="normal" style:font-weight-complex="normal"/>
    </style:style>
    <style:style style:name="P26" style:family="paragraph" style:parent-style-name="Standard">
      <style:text-properties fo:font-weight="normal" officeooo:rsid="002cd349" officeooo:paragraph-rsid="002cd349" style:font-weight-asian="normal" style:font-weight-complex="normal"/>
    </style:style>
    <style:style style:name="P27" style:family="paragraph" style:parent-style-name="Standard">
      <style:text-properties fo:font-weight="normal" officeooo:rsid="002cd349" officeooo:paragraph-rsid="0038084b" style:font-weight-asian="normal" style:font-weight-complex="normal"/>
    </style:style>
    <style:style style:name="P28" style:family="paragraph" style:parent-style-name="Standard">
      <style:text-properties fo:font-weight="normal" officeooo:rsid="002cd7bc" officeooo:paragraph-rsid="002cd7bc" style:font-weight-asian="normal" style:font-weight-complex="normal"/>
    </style:style>
    <style:style style:name="P29" style:family="paragraph" style:parent-style-name="Standard">
      <style:text-properties fo:font-weight="normal" officeooo:rsid="002f348a" officeooo:paragraph-rsid="002f348a" style:font-weight-asian="normal" style:font-weight-complex="normal"/>
    </style:style>
    <style:style style:name="P30" style:family="paragraph" style:parent-style-name="Standard">
      <style:text-properties fo:font-weight="normal" officeooo:rsid="00305d13" officeooo:paragraph-rsid="00305d13" style:font-weight-asian="normal" style:font-weight-complex="normal"/>
    </style:style>
    <style:style style:name="P31" style:family="paragraph" style:parent-style-name="Standard">
      <style:text-properties fo:font-weight="normal" officeooo:rsid="0033cbef" officeooo:paragraph-rsid="0033cbef" style:font-weight-asian="normal" style:font-weight-complex="normal"/>
    </style:style>
    <style:style style:name="P32" style:family="paragraph" style:parent-style-name="Standard">
      <style:text-properties fo:font-weight="normal" officeooo:rsid="003561ee" officeooo:paragraph-rsid="003561ee" style:font-weight-asian="normal" style:font-weight-complex="normal"/>
    </style:style>
    <style:style style:name="P33" style:family="paragraph" style:parent-style-name="Standard">
      <style:text-properties fo:font-weight="normal" officeooo:rsid="003893db" officeooo:paragraph-rsid="003893db" style:font-weight-asian="normal" style:font-weight-complex="normal"/>
    </style:style>
    <style:style style:name="P34" style:family="paragraph" style:parent-style-name="Standard">
      <style:text-properties fo:font-weight="normal" officeooo:rsid="0038fdbc" officeooo:paragraph-rsid="0038fdbc" style:font-weight-asian="normal" style:font-weight-complex="normal"/>
    </style:style>
    <style:style style:name="P35" style:family="paragraph" style:parent-style-name="Standard">
      <style:text-properties fo:font-weight="normal" officeooo:rsid="003ac206" officeooo:paragraph-rsid="003ac206" style:font-weight-asian="normal" style:font-weight-complex="normal"/>
    </style:style>
    <style:style style:name="P36" style:family="paragraph" style:parent-style-name="Standard">
      <style:text-properties fo:font-weight="normal" officeooo:rsid="003b14ef" officeooo:paragraph-rsid="003b14ef" style:font-weight-asian="normal" style:font-weight-complex="normal"/>
    </style:style>
    <style:style style:name="P37" style:family="paragraph" style:parent-style-name="Standard">
      <style:text-properties fo:font-weight="normal" officeooo:rsid="003b14ef" officeooo:paragraph-rsid="003f7d9e" style:font-weight-asian="normal" style:font-weight-complex="normal"/>
    </style:style>
    <style:style style:name="P38" style:family="paragraph" style:parent-style-name="Standard">
      <style:text-properties fo:font-weight="normal" officeooo:rsid="003cef2f" officeooo:paragraph-rsid="003561ee" style:font-weight-asian="normal" style:font-weight-complex="normal"/>
    </style:style>
    <style:style style:name="P39" style:family="paragraph" style:parent-style-name="Standard">
      <style:text-properties fo:font-weight="normal" officeooo:rsid="003cef2f" officeooo:paragraph-rsid="003cef2f" style:font-weight-asian="normal" style:font-weight-complex="normal"/>
    </style:style>
    <style:style style:name="P40" style:family="paragraph" style:parent-style-name="Standard">
      <style:text-properties fo:font-weight="normal" officeooo:rsid="003e7b77" officeooo:paragraph-rsid="003e7b77" style:font-weight-asian="normal" style:font-weight-complex="normal"/>
    </style:style>
    <style:style style:name="P41" style:family="paragraph" style:parent-style-name="Standard">
      <style:text-properties fo:font-weight="normal" officeooo:rsid="003f7d9e" officeooo:paragraph-rsid="003f7d9e" style:font-weight-asian="normal" style:font-weight-complex="normal"/>
    </style:style>
    <style:style style:name="P42" style:family="paragraph" style:parent-style-name="Standard">
      <style:text-properties fo:font-weight="normal" officeooo:rsid="003fcb17" officeooo:paragraph-rsid="003fcb17" style:font-weight-asian="normal" style:font-weight-complex="normal"/>
    </style:style>
    <style:style style:name="P43" style:family="paragraph" style:parent-style-name="Standard">
      <style:text-properties fo:font-weight="normal" officeooo:rsid="0050f5ad" officeooo:paragraph-rsid="0050f5ad" style:font-weight-asian="normal" style:font-weight-complex="normal"/>
    </style:style>
    <style:style style:name="P44" style:family="paragraph" style:parent-style-name="Standard">
      <style:text-properties fo:font-weight="normal" officeooo:rsid="00515fde" officeooo:paragraph-rsid="00515fde" style:font-weight-asian="normal" style:font-weight-complex="normal"/>
    </style:style>
    <style:style style:name="P45" style:family="paragraph" style:parent-style-name="Standard">
      <style:text-properties officeooo:rsid="00207d2f" officeooo:paragraph-rsid="00207d2f"/>
    </style:style>
    <style:style style:name="P46" style:family="paragraph" style:parent-style-name="Standard">
      <style:text-properties officeooo:rsid="002249ae" officeooo:paragraph-rsid="002249ae"/>
    </style:style>
    <style:style style:name="P47" style:family="paragraph" style:parent-style-name="Standard">
      <style:text-properties officeooo:paragraph-rsid="002cd349"/>
    </style:style>
    <style:style style:name="P48" style:family="paragraph" style:parent-style-name="Standard">
      <style:text-properties fo:font-size="14pt" fo:font-weight="bold" officeooo:rsid="003fcb17" officeooo:paragraph-rsid="003fcb17" style:font-size-asian="14pt" style:font-weight-asian="bold" style:font-size-complex="14pt" style:font-weight-complex="bold"/>
    </style:style>
    <style:style style:name="P49" style:family="paragraph" style:parent-style-name="Standard">
      <style:text-properties officeooo:rsid="0043e852" officeooo:paragraph-rsid="0043e852"/>
    </style:style>
    <style:style style:name="P50" style:family="paragraph" style:parent-style-name="Standard">
      <style:text-properties fo:font-weight="normal" officeooo:rsid="0053c1aa" officeooo:paragraph-rsid="0053c1aa" style:font-weight-asian="normal" style:font-weight-complex="normal"/>
    </style:style>
    <style:style style:name="T1" style:family="text">
      <style:text-properties officeooo:rsid="001a40e5"/>
    </style:style>
    <style:style style:name="T2" style:family="text">
      <style:text-properties officeooo:rsid="001ea91f"/>
    </style:style>
    <style:style style:name="T3" style:family="text">
      <style:text-properties fo:font-weight="normal" officeooo:rsid="002cd349" style:font-weight-asian="normal" style:font-weight-complex="normal"/>
    </style:style>
    <style:style style:name="T4" style:family="text">
      <style:text-properties fo:font-weight="normal" officeooo:rsid="0036cc80" style:font-weight-asian="normal" style:font-weight-complex="normal"/>
    </style:style>
    <style:style style:name="T5" style:family="text">
      <style:text-properties officeooo:rsid="00207d2f"/>
    </style:style>
    <style:style style:name="T6" style:family="text">
      <style:text-properties officeooo:rsid="002249ae"/>
    </style:style>
    <style:style style:name="T7" style:family="text">
      <style:text-properties officeooo:rsid="002260df"/>
    </style:style>
    <style:style style:name="T8" style:family="text">
      <style:text-properties officeooo:rsid="0025c441"/>
    </style:style>
    <style:style style:name="T9" style:family="text">
      <style:text-properties officeooo:rsid="0027c523"/>
    </style:style>
    <style:style style:name="T10" style:family="text">
      <style:text-properties officeooo:rsid="00285e0b"/>
    </style:style>
    <style:style style:name="T11" style:family="text">
      <style:text-properties officeooo:rsid="00290920"/>
    </style:style>
    <style:style style:name="T12" style:family="text">
      <style:text-properties officeooo:rsid="002b5cb0"/>
    </style:style>
    <style:style style:name="T13" style:family="text">
      <style:text-properties officeooo:rsid="002f348a"/>
    </style:style>
    <style:style style:name="T14" style:family="text">
      <style:text-properties officeooo:rsid="00305d13"/>
    </style:style>
    <style:style style:name="T15" style:family="text">
      <style:text-properties officeooo:rsid="003561ee"/>
    </style:style>
    <style:style style:name="T16" style:family="text">
      <style:text-properties style:use-window-font-color="true" style:font-name="Liberation Serif" fo:font-size="12pt" fo:font-style="normal" style:font-size-asian="12pt" style:font-style-asian="normal" style:font-size-complex="12pt" style:font-style-complex="normal"/>
    </style:style>
    <style:style style:name="T17" style:family="text">
      <style:text-properties style:use-window-font-color="true" style:font-name="Liberation Serif" fo:font-size="12pt" fo:font-style="normal" officeooo:rsid="004a70bc" style:font-size-asian="12pt" style:font-style-asian="normal" style:font-size-complex="12pt" style:font-style-complex="normal"/>
    </style:style>
    <style:style style:name="T18" style:family="text">
      <style:text-properties officeooo:rsid="0036cc80"/>
    </style:style>
    <style:style style:name="T19" style:family="text">
      <style:text-properties officeooo:rsid="0038084b"/>
    </style:style>
    <style:style style:name="T20" style:family="text">
      <style:text-properties officeooo:rsid="003ac206"/>
    </style:style>
    <style:style style:name="T21" style:family="text">
      <style:text-properties officeooo:rsid="003b14ef"/>
    </style:style>
    <style:style style:name="T22" style:family="text">
      <style:text-properties officeooo:rsid="003cde94"/>
    </style:style>
    <style:style style:name="T23" style:family="text">
      <style:text-properties officeooo:rsid="003f7d9e"/>
    </style:style>
    <style:style style:name="T24" style:family="text">
      <style:text-properties officeooo:rsid="003fcb17"/>
    </style:style>
    <style:style style:name="T25" style:family="text">
      <style:text-properties officeooo:rsid="00428ee1"/>
    </style:style>
    <style:style style:name="T26" style:family="text">
      <style:text-properties officeooo:rsid="0043e852"/>
    </style:style>
    <style:style style:name="T27" style:family="text">
      <style:text-properties officeooo:rsid="0045033c"/>
    </style:style>
    <style:style style:name="T28" style:family="text">
      <style:text-properties officeooo:rsid="00450429"/>
    </style:style>
    <style:style style:name="T29" style:family="text">
      <style:text-properties officeooo:rsid="0045d574"/>
    </style:style>
    <style:style style:name="T30" style:family="text">
      <style:text-properties officeooo:rsid="0046b401"/>
    </style:style>
    <style:style style:name="T31" style:family="text">
      <style:text-properties officeooo:rsid="0046bf91"/>
    </style:style>
    <style:style style:name="T32" style:family="text">
      <style:text-properties officeooo:rsid="0048238a"/>
    </style:style>
    <style:style style:name="T33" style:family="text">
      <style:text-properties officeooo:rsid="00486c2b"/>
    </style:style>
    <style:style style:name="T34" style:family="text">
      <style:text-properties officeooo:rsid="0048a076"/>
    </style:style>
    <style:style style:name="T35" style:family="text">
      <style:text-properties officeooo:rsid="004a70bc"/>
    </style:style>
    <style:style style:name="T36" style:family="text">
      <style:text-properties officeooo:rsid="004b0510"/>
    </style:style>
    <style:style style:name="T37" style:family="text">
      <style:text-properties officeooo:rsid="004c6604"/>
    </style:style>
    <style:style style:name="T38" style:family="text">
      <style:text-properties officeooo:rsid="004e16f5"/>
    </style:style>
    <style:style style:name="T39" style:family="text">
      <style:text-properties officeooo:rsid="0050f5ad"/>
    </style:style>
    <style:style style:name="T40" style:family="text">
      <style:text-properties officeooo:rsid="00515fde"/>
    </style:style>
    <style:style style:name="T41" style:family="text">
      <style:text-properties officeooo:rsid="0053c1aa"/>
    </style:style>
    <style:style style:name="T42" style:family="text">
      <style:text-properties officeooo:rsid="0055306d"/>
    </style:style>
    <style:style style:name="T43" style:family="text">
      <style:text-properties officeooo:rsid="005606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Browsers? We Don't Need No Stinking Browsers!</text:p>
      <text:p text:style-name="P1">Creating <text:span text:style-name="T2">a</text:span> <text:span text:style-name="T2">R</text:span>emote Shell <text:span text:style-name="T2">Server and Client </text:span>with NodeJS</text:p>
      <text:p text:style-name="P1"/>
      <text:p text:style-name="P2"><text:span text:style-name="T24">No browser is required to create applications in node.js. So depending on what you are trying to accomplish, you can use node on the client side and let the Browser wars continue without concern for how your application will run. To demonstrate this I have chosen to create this</text:span> tutorial on creating a remote shell using node.</text:p>
      <text:p text:style-name="P2">You can already use a remote shell directly using the operating system <text:span text:style-name="T2">so why would you want to do this?</text:span> Well one reason is so you can easily limit access to only the shell commands you provide in the node process. Expanding this idea further, it allows you to create access list for multiple users allowing you to control multiple user <text:span text:style-name="T24">rights</text:span> down to the whether or not they can use a particular parameter on a given command. Also, by running a remote shell session using node, you can combine <text:span text:style-name="T24">modules from the</text:span> large <text:span text:style-name="T26">NPM</text:span> library to your application, integrating them with the os commands or even <text:span text:style-name="T26">other </text:span>applications that you <text:span text:style-name="T26">would normally run locally</text:span>. <text:span text:style-name="T2">Though there are more reasons, </text:span>I think that these reasons are sufficient enough to justify the use of node in this way. So lets get started.</text:p>
      <text:p text:style-name="P3">In order to <text:span text:style-name="T5">go through this tutorial you will need this post and the files found at </text:span><text:a xlink:type="simple" xlink:href="https://github.com/dcorns/processThis"><text:span text:style-name="T5">https://github.com/dcorns/processThis</text:span></text:a></text:p>
      <text:p text:style-name="P45">You can view the files and create them along with the tutorial by typing them (recommended) <text:span text:style-name="T6">or you can fork the repository and download everything. In the discussion of each file, the line number or numbers matching the code being referenced will precede the text like so 1: or 1-2:</text:span></text:p>
      <text:p text:style-name="P46">You will also need to have node installed so that you can run the applications.</text:p>
      <text:p text:style-name="P49">http://nodejs.org/download/</text:p>
      <text:p text:style-name="P46"><text:bookmark-start text:name="__DdeLink__407_1026755249"/>We will not need a package.json for this tutorial because all the modules we need are either in the native node installation or created as part of the tutorial.</text:p>
      <text:p text:style-name="P3"><text:a xlink:type="simple" xlink:href="http://nodejs.org/api/child_process.html">http://nodejs.org/api/child_process.html</text:a></text:p>
      <text:p text:style-name="P3"><text:a xlink:type="simple" xlink:href="http://nodejs.org/api/net.html">http://nodejs.org/api/net.html</text:a><text:bookmark-end text:name="__DdeLink__407_1026755249"/></text:p>
      <text:p text:style-name="P3"/>
      <text:p text:style-name="P3">After installing node <text:span text:style-name="T1">we will create all our support modules before going on to the server side and client side application modules.</text:span></text:p>
      <text:p text:style-name="P3"/>
      <text:p text:style-name="P4">client.js</text:p>
      <text:p text:style-name="P4"/>
      <text:p text:style-name="P12">This file creates an object used to connect to our remote host.</text:p>
      <text:p text:style-name="P11"><text:span text:style-name="T6">6</text:span>: 'use strict; <text:s/><text:span text:style-name="T26">This line is </text:span>good practice <text:span text:style-name="T6">to avoid module conflicts and will be used in all our modules.</text:span></text:p>
      <text:p text:style-name="P11">Next we require in the native net module that <text:span text:style-name="T6">provides</text:span> connectivity using node.</text:p>
      <text:p text:style-name="P11"><text:span text:style-name="T6">7</text:span>: var net = require('net');</text:p>
      <text:p text:style-name="P11"><text:span text:style-name="T6">8-43: </text:span>Now we create ou<text:span text:style-name="T6">r</text:span> module.</text:p>
      <text:p text:style-name="P11"><text:span text:style-name="T25">8: T</text:span>he clnt argument <text:span text:style-name="T25">is used to identify the connection. It could also be used as a login credential.</text:span></text:p>
      <text:p text:style-name="P22"><text:span text:style-name="T27">9</text:span>: Private variable for the connection object <text:span text:style-name="T28">we will return from the method.</text:span></text:p>
      <text:p text:style-name="P13"><text:span text:style-name="T28">10-40: Here</text:span> we create a <text:span text:style-name="T7">method</text:span> <text:span text:style-name="T7">that creates the connection object and connects</text:span> to the remote host.</text:p>
      <text:p text:style-name="P13"><text:span text:style-name="T7">10: T</text:span>he calling function will provide the port, <text:span text:style-name="T28">host,</text:span> and optionally, the amount of times to retry the connection if it fails to connect using the clntport and retry arguments.</text:p>
      <text:p text:style-name="P15">1<text:span text:style-name="T29">1</text:span>: If the retry count is provided set it here, otherwise set it to zero.</text:p>
      <text:p text:style-name="P14">1<text:span text:style-name="T29">2</text:span>-2<text:span text:style-name="T29">1</text:span>: Connection to the remote host using the port <text:span text:style-name="T29">and host </text:span>provided is attempted and the client is notified whether or not it is successful.</text:p>
      <text:p text:style-name="P14"><text:span text:style-name="T29">18</text:span>: If the connection is successful, the identity of the client is sent to the remote host.</text:p>
      <text:p text:style-name="P14">2<text:span text:style-name="T29">2</text:span>-2<text:span text:style-name="T29">4</text:span>: The event handler for the data received event. When data is received from the server, it is converted to a string and, since this is a remote shell, it is logged to the console.</text:p>
      <text:p text:style-name="P16">2<text:span text:style-name="T29">5</text:span>-2<text:span text:style-name="T29">7</text:span>: An event handler that notifies the user of the connection ending when the end event fires.</text:p>
      <text:p text:style-name="P16"><text:soft-page-break/><text:span text:style-name="T29">28</text:span>-<text:span text:style-name="T29">38</text:span>: This is where errors are handled.</text:p>
      <text:p text:style-name="P16"><text:span text:style-name="T30">29</text:span>-<text:span text:style-name="T30">33</text:span>: Node will provide a number of error codes. The specific error code we are concerned with here is the one that is generated when the host is not <text:span text:style-name="T30">responding to our connection request</text:span>. If it is the error code of the err object, we will log the message to the console and attempt the connection again for as many times specified by the var retry by calling the connection function recursively.</text:p>
      <text:p text:style-name="P16">3<text:span text:style-name="T30">4</text:span>-3<text:span text:style-name="T30">7</text:span>: err.code does not equal the error code we are concerned with, the entire err object is logged to the console and the connection is ended.</text:p>
      <text:p text:style-name="P16"><text:span text:style-name="T30">39</text:span>: Finally the module returns our client object.</text:p>
      <text:p text:style-name="P16"/>
      <text:p text:style-name="P5">server.js</text:p>
      <text:p text:style-name="P16">We use the server.js module to provide a server <text:span text:style-name="T33">connection</text:span> object <text:span text:style-name="T8">for</text:span> our application.</text:p>
      <text:p text:style-name="P16">7: We require the same node native module that we use in our client.js file <text:span text:style-name="T31">(net)</text:span>.</text:p>
      <text:p text:style-name="P17">8-21: We create the constructor for our server object.</text:p>
      <text:p text:style-name="P17"><text:span text:style-name="T31">9-16</text:span>: The start method for running the remote host.</text:p>
      <text:p text:style-name="P18"><text:span text:style-name="T32">9</text:span>: Argument for the port and a callback function.</text:p>
      <text:p text:style-name="P18">1<text:span text:style-name="T32">0</text:span>-1<text:span text:style-name="T32">2</text:span>: Defines a method to initialize the server and return the new server connection using the callback function and and the argument cnct in order to reference it.</text:p>
      <text:p text:style-name="P18">1<text:span text:style-name="T32">3</text:span>-1<text:span text:style-name="T32">5</text:span>: Defines a method for starting the server on the port provided in the svrport argument and logs the <text:span text:style-name="T33">start-up</text:span> action using the server name and port to the console.</text:p>
      <text:p text:style-name="P18">1<text:span text:style-name="T32">7</text:span>-<text:span text:style-name="T32">19</text:span>: Defines a method for shutting down the server. <text:span text:style-name="T32">We do not use the method, but have added it for completeness.</text:span></text:p>
      <text:p text:style-name="P18"/>
      <text:p text:style-name="P19">Now that we have the client.js module and the server.js module, <text:span text:style-name="T33">well mainly our client.js module, </text:span>we can <text:span text:style-name="T33">create</text:span> <text:span text:style-name="T33">our client side application (drcRequest.js)</text:span>.</text:p>
      <text:p text:style-name="P19"/>
      <text:p text:style-name="P6"><text:span text:style-name="T9">d</text:span>rcRequest.js</text:p>
      <text:p text:style-name="P20">6: We require in the client.js constructor and call i<text:span text:style-name="T33">t</text:span> Client.</text:p>
      <text:p text:style-name="P20">7: We create a new client called firstClient.</text:p>
      <text:p text:style-name="P20">8: Then we call the connect method of the new client creating the connection to the <text:span text:style-name="T33">specified host (localhost in this case)</text:span> on the specified port while passing in the retry value of 10 and call <text:span text:style-name="T33">the resulting connection</text:span> cnt.</text:p>
      <text:p text:style-name="P21">10-<text:span text:style-name="T33">17</text:span>: Here we use the node global variable 'process' <text:span text:style-name="T11">(http://nodejs.org/api/process.html)</text:span> <text:span text:style-name="T10">in order to prepare the data from the remote host for being displayed in the client application shell (console).</text:span></text:p>
      <text:p text:style-name="P21"><text:span text:style-name="T10">10: Using process.stdin(</text:span><text:a xlink:type="simple" xlink:href="http://nodejs.org/api/process.html#process_process_stdin"><text:span text:style-name="T10">http://nodejs.org/api/process.html#process_process_stdin</text:span></text:a><text:span text:style-name="T10">) we set the encoding for interpreting the data stream coming from the remote host to UTF8.</text:span></text:p>
      <text:p text:style-name="P23">12-17: Next we write the event handler in order to write the data to the console when it is received from the remote host.</text:p>
      <text:p text:style-name="P24">13: Store the incoming data in the variable called chunk.</text:p>
      <text:p text:style-name="P24">14-16: Verify the data is useful and then use the client connection cnt's write method to send the data to the standard out/console.</text:p>
      <text:p text:style-name="P24"/>
      <text:p text:style-name="P24">That's it for the client <text:span text:style-name="T35">side application</text:span>. <text:span text:style-name="T34">Very clean and easy to read because broke our code up into modules. </text:span>Open a terminal window and navigate to the location of the drcRequest.js file. Enter “node drcRequest”. Since we have not set up the server yet, you should see an error <text:span text:style-name="T12">retry message 10 times and then the output of an error object. Note that the program does not terminate on its own so you need to CTRL + C to exit it. If you do not get the expected results, check your code.</text:span></text:p>
      <text:p text:style-name="P25">If you want, you can change the number of times the client will attempt to connect by changing the <text:span text:style-name="T34">third(retry)</text:span> parameter in the <text:span text:style-name="T35">invocation of</text:span> firstClient.connect on line 8.</text:p>
      <text:p text:style-name="P25"/>
      <text:p text:style-name="P25"><text:soft-page-break/>Before we create our <text:span text:style-name="T35">server side</text:span> <text:span text:style-name="T35">application</text:span>, we will create t<text:span text:style-name="T35">hree</text:span> more modules that it will require: runApp.js, parseInput.js, <text:span text:style-name="T35">and commandList.js</text:span>.</text:p>
      <text:p text:style-name="P25">Let's start with runApp.js.</text:p>
      <text:p text:style-name="P25"/>
      <text:p text:style-name="P7">runApp.js</text:p>
      <text:p text:style-name="P7"/>
      <text:p text:style-name="P47"><text:span text:style-name="T3">This module </text:span><text:span text:style-name="T4">r</text:span><text:span text:style-name="T16">eturns a new object with a run method that executes </text:span><text:span text:style-name="T17">the shell</text:span><text:span text:style-name="T16"> commands in node.</text:span></text:p>
      <text:p text:style-name="P26"/>
      <text:p text:style-name="P27"><text:span text:style-name="T19">8</text:span>-<text:span text:style-name="T13">21</text:span>: This is the method used to run the command.</text:p>
      <text:p text:style-name="P26">8: <text:span text:style-name="T18">The run method takes the following arguments: params(command parameters and or options), cnn(a connection object), and cmd(the shell command).</text:span></text:p>
      <text:p text:style-name="P28"><text:span text:style-name="T19">9</text:span>: We use another node native module here called 'child_process' (<text:a xlink:type="simple" xlink:href="http://nodejs.org/api/child_process.html">http://nodejs.org/api/child_process.html</text:a>). Specifically we use the child_process.spawn method (<text:a xlink:type="simple" xlink:href="http://nodejs.org/api/child_process.html#child_process_child_process_spawn_command_args_options">http://nodejs.org/api/child_process.html#child_process_child_process_spawn_command_args_options</text:a>). <text:span text:style-name="T36">This provides us with a method for executing and managing shell commands within the node environment.</text:span></text:p>
      <text:p text:style-name="P28">1<text:span text:style-name="T19">0</text:span>: We <text:span text:style-name="T37">invoke the spawn method which executes the shell command and returns the process object which we store in the variable proc.</text:span></text:p>
      <text:p text:style-name="P28">1<text:span text:style-name="T19">1</text:span>-1<text:span text:style-name="T19">3</text:span>: <text:span text:style-name="T37">Using proc w</text:span>e add a handler for outputting the the command's exit code on exit.</text:p>
      <text:p text:style-name="P28">1<text:span text:style-name="T19">4</text:span>-1<text:span text:style-name="T19">7</text:span>: In case an error occurs we add a handler for outputting the error. <text:span text:style-name="T38">Note that since the connection object (cnn) is passed in to the method, we are able to use the connection write method.</text:span></text:p>
      <text:p text:style-name="P28">1<text:span text:style-name="T19">8</text:span>-<text:span text:style-name="T13">20: Here we create the command output event handler that writes the data outputted from the command to the connection(cnn).</text:span></text:p>
      <text:p text:style-name="P26"/>
      <text:p text:style-name="P8">parseInput.js</text:p>
      <text:p text:style-name="P29"/>
      <text:p text:style-name="P29">This <text:span text:style-name="T14">module creates a command object for the server side application from the client input (data argument) and then invokes the callback (cb argument) using the command object for its input.</text:span></text:p>
      <text:p text:style-name="P29"/>
      <text:p text:style-name="P30">10: Create the empty command object <text:span text:style-name="T39">called result.</text:span></text:p>
      <text:p text:style-name="P43">11: Declare the idx variable for storing the string index of the '#' character.</text:p>
      <text:p text:style-name="P30">12: Add a new property called cmd to our command object and store a trimmed version of the string contained in the data argument.</text:p>
      <text:p text:style-name="P30">13: <text:span text:style-name="T39">Check for the index of the '#' character in result.cmd, and s</text:span>tore the <text:span text:style-name="T39">result in idx.</text:span></text:p>
      <text:p text:style-name="P44">14-23: If the '#' character exists in result.cmd(idx &lt; -1), parse the command.</text:p>
      <text:p text:style-name="P31">15-22: try/catch is used to handle <text:span text:style-name="T15">an improperly formatted command involving the '#'. All our other command errors will be handled by the os and routed to the connection by runApp.js.</text:span></text:p>
      <text:p text:style-name="P31">14-18: If there is a '#' in the command string, a params property is added to the command object and it is set to the <text:s/>the sub string following the '#' . Then the cmd property is set to the sub string preceding the '#'.</text:p>
      <text:p text:style-name="P32">19-22: <text:s/>Since the only likely problem causing our catch statement to be triggered would be the <text:span text:style-name="T40">absence</text:span> of any characters following the '-'. Messages are logged and returned to reflect that problem.</text:p>
      <text:p text:style-name="P32">24: The function provided to module is executed using the command object<text:span text:style-name="T40">(result) </text:span>as the input and the result is returned.</text:p>
      <text:p text:style-name="P38"/>
      <text:p text:style-name="P10">commandList.js</text:p>
      <text:p text:style-name="P39"/>
      <text:p text:style-name="P39">This is a module for managing the commands we wish to make available in our shell. It returns an object with three methods: add, validate, and listCommands.</text:p>
      <text:p text:style-name="P39"><text:soft-page-break/>8: Create our private variable validCommands used to store all the valid commands in an array.</text:p>
      <text:p text:style-name="P40">9-16: This is our add function which is capable of adding a single command string or and array of strings.</text:p>
      <text:p text:style-name="P40">10-12: Check if the argument is of the type string and if so push it on to validCommands.</text:p>
      <text:p text:style-name="P40">13-15: Since JS does not know it<text:span text:style-name="T41">'</text:span>s objects from it<text:span text:style-name="T41">'</text:span>s arrays we use a short formula to check if the argument is an array and if it is, concat <text:span text:style-name="T41">with</text:span> validCommands. </text:p>
      <text:p text:style-name="P40">17-19 Our validate method which returns the index in the validCommands array of the provided string argument. It will return a -1 if the argument is not in the list.</text:p>
      <text:p text:style-name="P40">20-22: The listCommands method simply returns the validCommands array.</text:p>
      <text:p text:style-name="P31"/>
      <text:p text:style-name="P33">Now <text:span text:style-name="T41">we are ready to create</text:span> the server side of the application.</text:p>
      <text:p text:style-name="P33"/>
      <text:p text:style-name="P9">drcProcess.js</text:p>
      <text:p text:style-name="P50">We run this application on the computer for which we want to provide shell access. It accepts connection requests from our client side application. It executes the commands received from the client <text:s/>and then returns output of the commands to the client.</text:p>
      <text:p text:style-name="P33"/>
      <text:p text:style-name="P33">6-9: Require in the modules we created.</text:p>
      <text:p text:style-name="P41">10: We create the object for running commands.</text:p>
      <text:p text:style-name="P41">11: Then we create the object for <text:span text:style-name="T41">storing and </text:span>managing our valid commands.</text:p>
      <text:p text:style-name="P41">12: <text:span text:style-name="T41">Here</text:span> we add the commands that we want to make available.</text:p>
      <text:p text:style-name="P33">1<text:span text:style-name="T23">3</text:span>: Here we create our server. Once created we have the object called firstServer with a start and stop method.</text:p>
      <text:p text:style-name="P34">1<text:span text:style-name="T23">4</text:span>-3<text:span text:style-name="T23">8</text:span>: <text:span text:style-name="T42">T</text:span>he firstServer start method <text:span text:style-name="T42">and the nested callbacks that provide all the server side application's functionality.</text:span></text:p>
      <text:p text:style-name="P34">1<text:span text:style-name="T23">4</text:span>: We provide the port (3000) and the callback function to the server start method. And as you can see the rest of the file consists only of the rest of the callback function. Which includes two more nested callbacks.</text:p>
      <text:p text:style-name="P34">1<text:span text:style-name="T23">5</text:span>: After receiving our connection object from <text:span text:style-name="T20">the start method, we create a handler for when data is received on the connection.</text:span></text:p>
      <text:p text:style-name="P35">1<text:span text:style-name="T23">6</text:span>: And, after receiving the data from the data event we are able to send the data to our parseInput module which gives us our command object <text:span text:style-name="T42">which is used in our final callback to execute the command and output it to the connection.</text:span></text:p>
      <text:p text:style-name="P35">1<text:span text:style-name="T23">7</text:span>: If an error is returned instead of the command object, we write the error to the connection.</text:p>
      <text:p text:style-name="P35">1<text:span text:style-name="T23">8</text:span>-1<text:span text:style-name="T23">9</text:span>: <text:span text:style-name="T21">Check the object to see if it is the first time data is sent from the connection. It expects to see the <text:s/>string 'login:' to be the first characters found in obj.cmd. It will find this because this is the first thing our client side application is hard coded to send along with the connection identity. We should note here that there is a vulnerability in the way that we establish our connections identity. The user of our client side application could establish a new connection identity at any time by sending 'login: &lt;newIdentity&gt;' . This however, does not concern us as we expect everyone using our app to play nice.</text:span></text:p>
      <text:p text:style-name="P36"><text:span text:style-name="T23">20</text:span>-2<text:span text:style-name="T23">6</text:span>: <text:span text:style-name="T43">W</text:span>e add the loginID property to the connection object. (note: it is not a good practice to add properties to the object of someone else this way. If they change the object in a future version of the module that contains a property or method by the same name...well its not good. I do it here for the sake of simplicity.) We then write a welcome, <text:span text:style-name="T23">the valid command list</text:span>, and some instructions to the connection. Then we log the id of the connected client.</text:p>
      <text:p text:style-name="P37">2<text:span text:style-name="T23">7</text:span>-<text:span text:style-name="T23">30</text:span>: If incoming data is not loginID data we <text:span text:style-name="T23">check it using validCommands.validate method before using our</text:span> runApp.run method to run the command and write the results to the connection.</text:p>
      <text:p text:style-name="P42">31-33: If the command is not on the list we write the list of valid commands back to the connection.</text:p>
      <text:p text:style-name="P36">The <text:span text:style-name="T22">Wrap Up:</text:span></text:p>
      <text:p text:style-name="P36"><text:soft-page-break/></text:p>
      <text:p text:style-name="P3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Corns</meta:initial-creator>
    <meta:creation-date>2015-02-18T04:29:49.287551031</meta:creation-date>
    <dc:date>2015-03-02T11:41:43.222764473</dc:date>
    <dc:creator>Dale Corns</dc:creator>
    <meta:editing-duration>PT16H18M</meta:editing-duration>
    <meta:editing-cycles>16</meta:editing-cycles>
    <meta:generator>LibreOffice/4.2.8.2$Linux_X86_64 LibreOffice_project/420$Build-2</meta:generator>
    <meta:document-statistic meta:table-count="0" meta:image-count="0" meta:object-count="0" meta:page-count="5" meta:paragraph-count="100" meta:word-count="2254" meta:character-count="13103" meta:non-whitespace-character-count="10943"/>
  </office:meta>
</office:document-meta>
</file>